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51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552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553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554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55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556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557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558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0.122cm" svg:height="0.214cm" draw:transform="skewX (-0.00820304748437341) rotate (0.634950781875537) translate (11.1074444444466cm 15.2609722222251cm)" svg:viewBox="0 0 123 215" svg:d="M0 14c111-12 123-14 123-14 0 0-52 86-45 83s-44 132-44 132">
              <text:p/>
            </draw:path>
            <draw:path draw:style-name="gr2" draw:text-style-name="P1" draw:layer="layout" svg:width="0.131cm" svg:height="0.177cm" draw:transform="rotate (0.6462954220135) translate (11.2520833333311cm 15.1586666666724cm)" svg:viewBox="0 0 132 178" svg:d="M14 12c46-8 88-12 88-12l14 42c0 0-42 57-33 48s-55 60-55 60c0 0-23 25-28 23s69 5 69 5h63">
              <text:p/>
            </draw:path>
            <draw:path draw:style-name="gr3" draw:text-style-name="P1" draw:layer="layout" svg:width="0.051cm" svg:height="0.073cm" draw:transform="skewX (0.0237364778271228) rotate (0.651007810993885) translate (11.3984861111117cm 15.0087361111121cm)" svg:viewBox="0 0 52 74" svg:d="M41 0c18 35 7 71 7 71l-28 3-17-26c0 0 17-43 0-44s38-4 38-4z">
              <text:p/>
            </draw:path>
            <draw:path draw:style-name="gr4" draw:text-style-name="P1" draw:layer="layout" svg:width="0.07cm" svg:height="0cm" draw:transform="rotate (0.658861792627859) translate (11.1991666666666cm 15.329763888889cm)" svg:viewBox="0 0 71 0" svg:d="M0 0c79 0 71 0 71 0">
              <text:p/>
            </draw:path>
          </draw:g>
          <draw:path draw:style-name="gr5" draw:text-style-name="P2" draw:layer="layout" svg:width="2.01cm" svg:height="1.781cm" draw:transform="skewX (-0.00191986217719372) rotate (-1.22382487149842) translate (11.1727083332899cm 13.6964027777918cm)" svg:viewBox="0 0 2011 1782" svg:d="M2011 16c-270-17-602-17-589-14s-341 26-335 26-343-26-336-19-88 0-88 0l-47 160-112 297-151 365c0 0-90 337-88 328s-126 275-126 275c0 0-95 281-84 266s-48 82-55 82 159-22 141-20 363 20 341 18 372-20 358-16 317 23 305 14 159-26 151-23 59 7 59 7l127-310c0 0 81-302 74-302s102-238 100-192 147-466 156-459 176-413 176-413l21-75z">
            <text:p/>
          </draw:path>
          <draw:path draw:style-name="gr5" draw:text-style-name="P2" draw:layer="layout" svg:width="0.47cm" svg:height="0.283cm" draw:transform="rotate (-1.91864044671737) translate (11.7371527777778cm 15.23275cm)" svg:viewBox="0 0 471 284" svg:d="M0 0c26 88 71 171 72 161s62 56 62 56l109 41 110 26 118-2">
            <text:p/>
          </draw:path>
          <draw:path draw:style-name="gr5" draw:text-style-name="P2" draw:layer="layout" svg:width="0.173cm" svg:height="0.211cm" svg:x="11.473cm" svg:y="14.058cm" svg:viewBox="0 0 174 212" svg:d="M0 196c83-196 99-196 90-196s49 113 49 113c0 0 25 99 34 99s-34-74-34-74h-114">
            <text:p/>
          </draw:path>
          <draw:path draw:style-name="gr5" draw:text-style-name="P2" draw:layer="layout" svg:width="0.154cm" svg:height="0.228cm" svg:x="9.788cm" svg:y="15.631cm" svg:viewBox="0 0 155 229" svg:d="M18 229c0-220 16-229 7-229s107 16 107 16c0 0 16 58 23 58s-74 25-65 25-81 0-81 0h90c0 0 49 65 49 56s-14 51-7 51-85 20-85 20l-56-4z">
            <text:p/>
          </draw:path>
          <draw:path draw:style-name="gr5" draw:text-style-name="P2" draw:layer="layout" svg:width="0.176cm" svg:height="0.219cm" svg:x="9.273cm" svg:y="14.106cm" svg:viewBox="0 0 177 220" svg:d="M169 25c-48-25-90-25-85-25s-53 19-53 19c0 0-25 87-30 87s19 81 16 76 76 42 51 38 72-5 67-5 42-24 42-24">
            <text:p/>
          </draw:path>
          <draw:path draw:style-name="gr5" draw:text-style-name="P2" draw:layer="layout" svg:width="0.172cm" svg:height="0.219cm" svg:x="11.924cm" svg:y="15.64cm" svg:viewBox="0 0 173 220" svg:d="M5 215c0-201 0-215 0-215 0 0 81 11 76 11s53 24 53 24l39 57c0 0-25 81-14 72s-43 42-43 37-82 19-67 19-49 0-49 0z">
            <text:p/>
          </draw:path>
          <draw:g>
            <draw:path draw:style-name="gr5" draw:text-style-name="P2" draw:layer="layout" svg:width="0.133cm" svg:height="0.231cm" draw:transform="skewX (0.00767944870877498) rotate (-1.21893794959284) translate (11.7918333333302cm 14.451347222223cm)" svg:viewBox="0 0 134 232" svg:d="M108 232c-11-220-25-220-6-231s-65 81-65 81c0 0-38 85-37 74s64 6 35 23 99-9 99-9">
              <text:p/>
            </draw:path>
            <draw:path draw:style-name="gr5" draw:text-style-name="P2" draw:layer="layout" svg:width="0.107cm" svg:height="0.17cm" draw:transform="rotate (-1.23866017014038) translate (11.8359305555517cm 14.7635555555543cm)" svg:viewBox="0 0 108 171" svg:d="M104 0c-56 0-93 35-93 35l-11 44 11 44 24 48c0 0 48-12 44-10s18-15 29-13l-11-2">
              <text:p/>
            </draw:path>
            <draw:path draw:style-name="gr5" draw:text-style-name="P2" draw:layer="layout" svg:width="0.246cm" svg:height="0.168cm" draw:transform="skewX (-0.0104719755119659) rotate (-1.23516951163639) translate (11.9047222222168cm 14.9187777777795cm)" svg:viewBox="0 0 247 169" svg:d="M2 169c7-63-2-107-2-107 0 0 32-51 19-41s50 2 50 2l53-2c0 0 3 67-2 46s-2 79-2 79l-5 16 16-132c0 0 53-28 51-30s32 5 32 5l35 18-2 51-12 85">
              <text:p/>
            </draw:path>
          </draw:g>
          <draw:path draw:style-name="gr5" draw:text-style-name="P2" draw:layer="layout" svg:width="2.327cm" svg:height="1.257cm" svg:x="9.522cm" svg:y="14.333cm" svg:viewBox="0 0 2328 1258" svg:d="M0 0c503 305 1018 582 1005 582s648 305 648 291 675 385 675 385">
            <text:p/>
          </draw:path>
          <draw:g>
            <draw:path draw:style-name="gr6" draw:text-style-name="P1" draw:layer="layout" svg:width="0.105cm" svg:height="0.19cm" draw:transform="rotate (-0.500734962397174) translate (10.4495138888889cm 14.5854027777778cm)" svg:viewBox="0 0 106 191" svg:d="M0 0c145 0 99 26 99 26l-32 101-28 64h-9">
              <text:p/>
            </draw:path>
            <draw:path draw:style-name="gr7" draw:text-style-name="P1" draw:layer="layout" svg:width="0.103cm" svg:height="0.152cm" draw:transform="rotate (-0.507018147704353) translate (10.7140972222188cm 14.7565000000018cm)" svg:viewBox="0 0 104 153" svg:d="M104 0c-49 2-102 26-102 26l-2 43 12 54 37 30 48-12-4 2">
              <text:p/>
            </draw:path>
            <draw:path draw:style-name="gr8" draw:text-style-name="P1" draw:layer="layout" svg:width="0.235cm" svg:height="0.163cm" draw:transform="skewX (-0.0108210413623648) rotate (-0.50789081233035) translate (10.8622638888854cm 14.8217638888951cm)" svg:viewBox="0 0 236 164" svg:d="M0 161c-1-97 5-126 14-122s42-23 42-23c0 0 46 10 45 3s15 46 15 46l7 55 6 44-14-134 68-25 46-5-1 48 8 70-3 30">
              <text:p/>
            </draw:path>
            <draw:path draw:style-name="gr9" draw:text-style-name="P1" draw:layer="layout" svg:width="0.281cm" svg:height="0.003cm" draw:transform="skewX (-1.55316850134975) rotate (-0.507018147704353) translate (10.2519583337479cm 14.5942222224619cm)" svg:viewBox="0 0 282 4" svg:d="M0 4c288-2 282-4 282-4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3:02:02.144241972</meta:creation-date>
    <dc:date>2018-03-08T13:02:27.136656072</dc:date>
    <meta:editing-duration>PT25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